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5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7cm" draw:caption-point-x="-0.61cm" draw:caption-point-y="1.512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8cm" draw:caption-point-x="-0.61cm" draw:caption-point-y="1.512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5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6cm" draw:caption-point-x="-0.61cm" draw:caption-point-y="1.512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6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918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3"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5cm" draw:caption-point-x="-0.61cm" draw:caption-point-y="1.512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ob</text:p>
          </table:table-cell>
          <table:table-cell table:formula="of:=SUM([.B10:.B17])" office:value-type="float" office:value="0">
            <text:p>0</text:p>
          </table:table-cell>
          <table:table-cell table:formula="of:=SUM([.C10:.C17])" office:value-type="float" office:value="0">
            <text:p>0</text:p>
          </table:table-cell>
          <table:table-cell table:formula="of:=SUM([.D10:.D17])" office:value-type="float" office:value="0">
            <text:p>0</text:p>
          </table:table-cell>
          <table:table-cell table:formula="of:=SUM([.E10:.E17])" office:value-type="float" office:value="21">
            <text:p>21</text:p>
          </table:table-cell>
          <table:table-cell table:formula="of:=SUM([.F10:.F17])" office:value-type="float" office:value="0">
            <text:p>0</text:p>
          </table:table-cell>
          <table:table-cell table:formula="of:=SUM([.G10:.G17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21">
            <text:p>-21</text:p>
          </table:table-cell>
          <table:table-cell table:formula="of:=[.F20]-[.F19]" office:value-type="float" office:value="0">
            <text:p>0</text:p>
          </table:table-cell>
          <table:table-cell table:formula="of:=[.G20]-[.G19]" office:value-type="float" office:value="0">
            <text:p>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8">18/02/2026</text:date>, <text:time>09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18T09:15:03.98</dc:date>
    <dc:creator>avon </dc:creator>
    <meta:editing-duration>P1DT10H53S</meta:editing-duration>
    <meta:editing-cycles>38</meta:editing-cycles>
    <meta:generator>OpenOffice/4.1.16$Win32 OpenOffice.org_project/4116m3$Build-9816</meta:generator>
    <meta:document-statistic meta:table-count="4" meta:cell-count="261" meta:object-count="0"/>
  </office:meta>
</office:document-meta>
</file>